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541" loext:opacity="100%" style:font-name="S hne" fo:font-size="12pt" fo:letter-spacing="normal" fo:font-style="normal" fo:font-weight="normal" officeooo:paragraph-rsid="001d3795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541" loext:opacity="100%" style:font-name="S hne" fo:font-size="12pt" fo:letter-spacing="normal" fo:font-style="normal" fo:font-weight="normal" officeooo:paragraph-rsid="001d3795" fo:background-color="#ffff00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541" loext:opacity="100%" style:font-name="S hne" fo:font-size="12pt" fo:letter-spacing="normal" fo:font-style="normal" fo:font-weight="normal" officeooo:rsid="001d3795" officeooo:paragraph-rsid="001d3795" fo:background-color="#ffff00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541" loext:opacity="100%" style:font-name="S hne" fo:font-size="12pt" fo:letter-spacing="normal" fo:font-style="normal" fo:font-weight="normal" officeooo:rsid="001d3795" officeooo:paragraph-rsid="001f2012" fo:background-color="#ffff00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541" loext:opacity="100%" style:font-name="S hne" fo:font-size="12pt" fo:letter-spacing="normal" fo:font-style="normal" fo:font-weight="normal" officeooo:rsid="001d3795" officeooo:paragraph-rsid="00216afb" fo:background-color="#ffff00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541" loext:opacity="100%" style:font-name="S hne" fo:font-size="12pt" fo:letter-spacing="normal" fo:font-style="normal" fo:font-weight="normal" officeooo:rsid="001d3795" officeooo:paragraph-rsid="001d3795" fo:background-color="transparen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541" loext:opacity="100%" style:font-name="S hne" fo:font-size="12pt" fo:letter-spacing="normal" fo:font-style="normal" fo:font-weight="normal" officeooo:rsid="001d3795" officeooo:paragraph-rsid="001f2012" fo:background-color="transparen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541" loext:opacity="100%" style:font-name="S hne" fo:font-size="12pt" fo:letter-spacing="normal" fo:font-style="normal" fo:font-weight="normal" officeooo:rsid="001d3795" officeooo:paragraph-rsid="00216afb" fo:background-color="transparen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541" loext:opacity="100%" style:font-name="S hne" fo:font-size="12pt" fo:letter-spacing="normal" fo:font-style="normal" fo:font-weight="normal" officeooo:rsid="001d3795" officeooo:paragraph-rsid="001d3795" fo:background-color="#ff8000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541" loext:opacity="100%" style:font-name="S hne" fo:font-size="12pt" fo:letter-spacing="normal" fo:font-style="normal" fo:font-weight="normal" officeooo:rsid="001d3795" officeooo:paragraph-rsid="00216afb" fo:background-color="#ff80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8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conjunto borroso: A es subconjunto borroso de B si... </text:p>
      <text:p text:style-name="P2">1. Los grados de pertenencia de cada uno de los elementos al conjunto A son iguales o menores a los de pertenencia a B.</text:p>
      <text:p text:style-name="P1">2. A y B no son disjuntos.</text:p>
      <text:p text:style-name="P1">3. A y B tienen la misma cardinalidad.</text:p>
      <text:p text:style-name="P1">4. A y B tienen los mismos elementos.</text:p>
      <text:p text:style-name="P1"/>
      <text:p text:style-name="P1">Habitualmente se entiende por 'analizar datos' encontrar regularidades en los mismos y formalizarlas como'patrones'. </text:p>
      <text:p text:style-name="P1"><text:span text:style-name="T2">Verdadero</text:span> </text:p>
      <text:p text:style-name="P1">Falso</text:p>
      <text:p text:style-name="P1"/>
      <text:p text:style-name="P1">El éxito del control borroso se debe principalmente a... </text:p>
      <text:p text:style-name="P2">1. Todas las demás respuestas.</text:p>
      <text:p text:style-name="P1">2. La simplicidad de las soluciones.</text:p>
      <text:p text:style-name="P1">3. El bajo coste de las soluciones.</text:p>
      <text:p text:style-name="P1">4. El menor tiempo de desarrollo de las soluciones.</text:p>
      <text:p text:style-name="P1"/>
      <text:p text:style-name="P1">Habitualmente, los sistemas de Ayuda a la Decisión borrosos (por ejemplo en medicina) usan en suimplementación... </text:p>
      <text:p text:style-name="P1">1. El método de inferencia de Mamdani.</text:p>
      <text:p text:style-name="P2">2. El método de inferencia de Takagi-Sugeno.</text:p>
      <text:p text:style-name="P1">3. El Modus Ponens Generalizado.</text:p>
      <text:p text:style-name="P1">4. Un sistema probabilístico.</text:p>
      <text:p text:style-name="P1"/>
      <text:p text:style-name="P1">Habitualmente un Term-set debe contener no más de 7 +/- 2 etiquetas linguísticas. </text:p>
      <text:p text:style-name="P1"><text:span text:style-name="T2">Verdadero</text:span> </text:p>
      <text:p text:style-name="P1">Falso</text:p>
      <text:p text:style-name="P1"/>
      <text:p text:style-name="P1">¿Qué modelo de control requiere 'desborrosificación' de la salida del controlador? </text:p>
      <text:p text:style-name="P1">1. El de Mamdani.</text:p>
      <text:p text:style-name="P1">2. El de Takagi-Sugeno.</text:p>
      <text:p text:style-name="P1">3. Ninguno.</text:p>
      <text:p text:style-name="P2">4. Todos.</text:p>
      <text:p text:style-name="P2"/>
      <text:p text:style-name="P6">El 'Computing With Words' y el 'Razonamiento Aproximado' son dos cosas totalmente distintas. </text:p>
      <text:p text:style-name="P6">Verdadero </text:p>
      <text:p text:style-name="P3">Falso</text:p>
      <text:p text:style-name="P6"/>
      <text:p text:style-name="P6">Los operadores borrosos... </text:p>
      <text:p text:style-name="P3">1. Mantienen las propiedades esenciales de los operadores clásicos.</text:p>
      <text:p text:style-name="P6">2. Están basados en los operadores probabilísticos.</text:p>
      <text:p text:style-name="P6">3. Parten de las definiciones de los factores de certeza.</text:p>
      <text:p text:style-name="P3">4. Todos devuelven resultados en el intervalo [0, 1] (salvo que trabajemos con conjuntos L-fuzzy).</text:p>
      <text:p text:style-name="P3"/>
      <text:p text:style-name="P6">Están basados en los operadores probabilísticos.</text:p>
      <text:p text:style-name="P6">El 'Computing With Words' y el 'Razonamiento Aproximado' son dos cosas totalmente distintas. </text:p>
      <text:p text:style-name="P6"><text:soft-page-break/>Verdadero </text:p>
      <text:p text:style-name="P3">Falso</text:p>
      <text:p text:style-name="P6"/>
      <text:p text:style-name="P6">Habitualmente, los sistemas de Ayuda a la Decisión borrosos (por ejemplo en medicina) usan en suimplementación... </text:p>
      <text:p text:style-name="P9">1. El método de inferencia de Mamdani.</text:p>
      <text:p text:style-name="P9">2. El método de inferencia de Takagi-Sugeno.</text:p>
      <text:p text:style-name="P6">3. El Modus Ponens Generalizado.</text:p>
      <text:p text:style-name="P6"><text:span text:style-name="T3">4. Un sistema probabilístico.</text:span></text:p>
      <text:p text:style-name="P6"/>
      <text:p text:style-name="P7">Los operadores borrosos... </text:p>
      <text:p text:style-name="P4">1. Mantienen las propiedades esenciales de los operadores clásicos.</text:p>
      <text:p text:style-name="P7">2. Están basados en los operadores probabilísticos.</text:p>
      <text:p text:style-name="P7">3. Parten de las definiciones de los factores de certeza.</text:p>
      <text:p text:style-name="P4">4. Todos devuelven resultados en el intervalo [0, 1] (salvo que trabajemos con conjuntos L-fuzzy).</text:p>
      <text:p text:style-name="P6"/>
      <text:p text:style-name="P7">Habitualmente los buscadores Web (Google, Bing...) usan técnicas de indexación conceptual y no sólo en base a lostérminos que aparecen en los documentos (lexicográfica). </text:p>
      <text:p text:style-name="P7">Verdadero </text:p>
      <text:p text:style-name="P4">Falso</text:p>
      <text:p text:style-name="P6"/>
      <text:p text:style-name="P7">La implicación lógica está asociada a la operación de conjuntos... </text:p>
      <text:p text:style-name="P4">1. Inclusión.</text:p>
      <text:p text:style-name="P7">2. Intersección.</text:p>
      <text:p text:style-name="P7">3. Unión.</text:p>
      <text:p text:style-name="P7">4. Complemento.</text:p>
      <text:p text:style-name="P6"/>
      <text:p text:style-name="P7">Habitualmente se entiende por 'analizar datos' encontrar regularidades en los mismos y formalizarlas como'patrones'. </text:p>
      <text:p text:style-name="P7"><text:span text:style-name="T1">Verdadero</text:span> </text:p>
      <text:p text:style-name="P7">Falso</text:p>
      <text:p text:style-name="P6"/>
      <text:p text:style-name="P7">El éxito del control borroso se debe principalmente a... </text:p>
      <text:p text:style-name="P4">1. Todas las demás respuestas.</text:p>
      <text:p text:style-name="P7">2. La simplicidad de las soluciones.</text:p>
      <text:p text:style-name="P7">3. El bajo coste de las soluciones.</text:p>
      <text:p text:style-name="P7">4. El menor tiempo de desarrollo de las soluciones.</text:p>
      <text:p text:style-name="P6"/>
      <text:p text:style-name="P6"/>
      <text:p text:style-name="P8">Subconjunto borroso: A es subconjunto borroso de B si... </text:p>
      <text:p text:style-name="P5">1. Los grados de pertenencia de cada uno de los elementos al conjunto A son iguales o menores a los de pertenencia a B.</text:p>
      <text:p text:style-name="P8">2. A y B no son disjuntos.</text:p>
      <text:p text:style-name="P8">3. A y B tienen la misma cardinalidad.</text:p>
      <text:p text:style-name="P8">4. A y B tienen los mismos elementos.</text:p>
      <text:p text:style-name="P8"/>
      <text:p text:style-name="P8"/>
      <text:p text:style-name="P8">¿Qué modelo de control requiere 'desborrosificación' de la salida del controlador? </text:p>
      <text:p text:style-name="P8">1. El de Mamdani.</text:p>
      <text:p text:style-name="P8"><text:soft-page-break/>2. El de Takagi-Sugeno.</text:p>
      <text:p text:style-name="P8">3. Ninguno.</text:p>
      <text:p text:style-name="P10">4. Todos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5:00:38.526874875</meta:creation-date>
    <dc:date>2023-07-13T09:38:37.423532364</dc:date>
    <meta:editing-duration>PT7M28S</meta:editing-duration>
    <meta:editing-cycles>1</meta:editing-cycles>
    <meta:document-statistic meta:table-count="0" meta:image-count="0" meta:object-count="0" meta:page-count="3" meta:paragraph-count="74" meta:word-count="523" meta:character-count="3302" meta:non-whitespace-character-count="2830"/>
    <meta:generator>LibreOffice/7.3.2.2$Linux_X86_64 LibreOffice_project/30$Build-2</meta:generator>
  </office:meta>
</office:document-meta>
</file>